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vertical-align="middle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047cm" svg:height="4.952cm" svg:x="4.048cm" svg:y="4.219cm" svg:viewBox="0 0 3048 4953" draw:points="0,1143 127,4191 1651,4953 3048,2032 1778,0">
            <text:p/>
          </draw:polygon>
          <draw:polygon draw:style-name="gr1" draw:text-style-name="P1" draw:layer="layout" svg:width="3.047cm" svg:height="4.952cm" svg:x="15.647cm" svg:y="4.219cm" svg:viewBox="0 0 3048 4953" draw:points="0,1143 127,4191 1651,4953 3048,2032 1778,0">
            <text:p/>
          </draw:polygon>
          <draw:line draw:style-name="gr2" draw:text-style-name="P1" draw:layer="layout" svg:x1="5.826cm" svg:y1="4.219cm" svg:x2="17.383cm" svg:y2="4.219cm">
            <text:p/>
          </draw:line>
        </draw:g>
        <draw:g>
          <draw:polygon draw:style-name="gr1" draw:text-style-name="P1" draw:layer="layout" svg:width="3.047cm" svg:height="4.952cm" draw:transform="rotate (0.167377075266256) translate (4.11184466382212cm 5.43158908888974cm)" svg:viewBox="0 0 3048 4953" draw:points="0,1143 127,4191 1651,4953 3048,2032 1778,0">
            <text:p/>
          </draw:polygon>
          <draw:polygon draw:style-name="gr1" draw:text-style-name="P1" draw:layer="layout" svg:width="3.047cm" svg:height="4.952cm" draw:transform="rotate (0.167377075266256) translate (15.5487501314971cm 3.49923448285459cm)" svg:viewBox="0 0 3048 4953" draw:points="0,1143 127,4191 1651,4953 3048,2032 1778,0">
            <text:p/>
          </draw:polygon>
          <draw:line draw:style-name="gr2" draw:text-style-name="P1" draw:layer="layout" svg:x1="5.865cm" svg:y1="5.135cm" svg:x2="17.26cm" svg:y2="3.21cm">
            <text:p/>
          </draw:line>
        </draw:g>
        <draw:g>
          <draw:polygon draw:style-name="gr1" draw:text-style-name="P1" draw:layer="layout" svg:width="3.047cm" svg:height="4.952cm" draw:transform="rotate (0.374024058702385) translate (4.14905335290312cm 6.9476940708257cm)" svg:viewBox="0 0 3048 4953" draw:points="0,1143 127,4191 1651,4953 3048,2032 1778,0">
            <text:p/>
          </draw:polygon>
          <draw:polygon draw:style-name="gr1" draw:text-style-name="P1" draw:layer="layout" svg:width="3.047cm" svg:height="4.952cm" draw:transform="rotate (0.374024058702385) translate (14.9461523030607cm 2.70983432084501cm)" svg:viewBox="0 0 3048 4953" draw:points="0,1143 127,4191 1651,4953 3048,2032 1778,0">
            <text:p/>
          </draw:polygon>
          <draw:line draw:style-name="gr2" draw:text-style-name="P1" draw:layer="layout" svg:x1="5.804cm" svg:y1="6.299cm" svg:x2="16.562cm" svg:y2="2.076cm">
            <text:p/>
          </draw:line>
        </draw:g>
        <draw:custom-shape draw:style-name="gr3" draw:text-style-name="P1" draw:layer="layout" svg:width="7.62cm" svg:height="10.16cm" svg:x="3.413cm" svg:y="1.806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412cm" svg:height="1.904cm" svg:x="10.271cm" svg:y="4.219cm" svg:viewBox="0 0 2413 1905" draw:points="762,0 2413,1778 0,1905">
          <text:p/>
        </draw:polygon>
        <draw:polygon draw:style-name="gr4" draw:text-style-name="P1" draw:layer="layout" svg:width="2.539cm" svg:height="1.904cm" svg:x="8.493cm" svg:y="4.219cm" svg:viewBox="0 0 2540 1905" draw:points="2540,0 1778,1905 0,1016">
          <text:p/>
        </draw:polygon>
        <draw:polygon draw:style-name="gr4" draw:text-style-name="P1" draw:layer="layout" svg:width="2.539cm" svg:height="2.412cm" svg:x="10.271cm" svg:y="5.997cm" svg:viewBox="0 0 2540 2413" draw:points="2540,0 1397,2286 127,2413 0,127 2413,0">
          <text:p/>
        </draw:polygon>
        <draw:polygon draw:style-name="gr4" draw:text-style-name="P1" draw:layer="layout" svg:width="2.412cm" svg:height="3.301cm" svg:x="7.985cm" svg:y="5.235cm" svg:viewBox="0 0 2413 3302" draw:points="2413,3175 889,3302 0,1778 508,0 2286,88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 Palachev</meta:initial-creator>
    <meta:creation-date>2014-07-27T19:35:01</meta:creation-date>
    <dc:date>2014-07-27T19:42:28</dc:date>
    <dc:creator>Ilya Palachev</dc:creator>
    <meta:editing-duration>P0D</meta:editing-duration>
    <meta:editing-cycles>1</meta:editing-cycles>
    <meta:document-statistic meta:object-count="17"/>
    <meta:generator>LibreOffice/3.5$Linux_X86_64 LibreOffice_project/350m1$Build-2</meta:generator>
  </office:meta>
</office:document-meta>
</file>